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06f756" officeooo:paragraph-rsid="0006f756"/>
    </style:style>
    <style:style style:name="P2" style:family="paragraph" style:parent-style-name="Standard" style:list-style-name="L1">
      <style:text-properties officeooo:rsid="0006f756" officeooo:paragraph-rsid="0006f756"/>
    </style:style>
    <style:style style:name="P3" style:family="paragraph" style:parent-style-name="Standard">
      <style:text-properties fo:font-weight="bold" officeooo:rsid="0006f756" officeooo:paragraph-rsid="0006f756" style:font-weight-asian="bold" style:font-weight-complex="bold"/>
    </style:style>
    <style:style style:name="P4" style:family="paragraph" style:parent-style-name="Standard">
      <style:text-properties fo:font-weight="bold" officeooo:rsid="0007830c" officeooo:paragraph-rsid="0007830c" style:font-weight-asian="bold" style:font-weight-complex="bold"/>
    </style:style>
    <style:style style:name="P5" style:family="paragraph" style:parent-style-name="Standard">
      <style:text-properties fo:font-weight="normal" officeooo:rsid="0006f756" officeooo:paragraph-rsid="0006f756" style:font-weight-asian="normal" style:font-weight-complex="normal"/>
    </style:style>
    <style:style style:name="P6" style:family="paragraph" style:parent-style-name="Standard" style:list-style-name="L2">
      <style:text-properties fo:font-weight="normal" officeooo:rsid="0006f756" officeooo:paragraph-rsid="0006f756" style:font-weight-asian="normal" style:font-weight-complex="normal"/>
    </style:style>
    <style:style style:name="T1" style:family="text">
      <style:text-properties officeooo:rsid="0007830c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l prof.s i trova nel giardino dietro l’istituto di fisiologia.</text:p>
      <text:p text:style-name="P1">PH fisiologico: 7.38-7.42, importante due cifre decimali.</text:p>
      <text:p text:style-name="P1">Secondo il professore bastano del diapositive per studiare.</text:p>
      <text:p text:style-name="P1">Esame: 30 domande a crocette in 33 minuti, non si può tornare indietro.</text:p>
      <text:p text:style-name="P1">Il prof si incazza come una iena se uno copia.</text:p>
      <text:p text:style-name="P1">Testi di riferimento per la gente a cui fanno schifo le slide: Conti, Battaglini.</text:p>
      <text:p text:style-name="P1">Temi affrontati: </text:p>
      <text:list text:style-name="L1">
        <text:list-item>
          <text:p text:style-name="P2">Fisiologia del ciclo sonno-veglia.</text:p>
        </text:list-item>
        <text:list-item>
          <text:p text:style-name="P2">Fisiologia del sistema endocrino.</text:p>
        </text:list-item>
      </text:list>
      <text:p text:style-name="P1"/>
      <text:p text:style-name="P3">Regolazione del ciclo sonno-veglia</text:p>
      <text:p text:style-name="P5">Non sappiamo a cosa serva il sonno, tutti gli animali dormono, senza dormire si muore.</text:p>
      <text:p text:style-name="P5">Sonno locale: alcune parti del cervello possono dormire mentre altre sono attive. I delfini e le anatre in migrazione dormono con un emisfero alla volta.</text:p>
      <text:p text:style-name="P5">Caratteristiche del sonno:</text:p>
      <text:list text:style-name="L2">
        <text:list-item>
          <text:p text:style-name="P6">Relativa inattività - immobilità.</text:p>
        </text:list-item>
        <text:list-item>
          <text:p text:style-name="P6">Ridotta capacità di rispondere agli stimoli esterni (elevazione della soglia di risposta agli stimoli esterni).</text:p>
        </text:list-item>
        <text:list-item>
          <text:p text:style-name="P6">(Rapida) reversibilità.</text:p>
        </text:list-item>
        <text:list-item>
          <text:p text:style-name="P6">Recupero dopo privazione <text:span text:style-name="T1">(aumenta l’intensità piuttosto che la durata)</text:span>.</text:p>
        </text:list-item>
        <text:list-item>
          <text:p text:style-name="P6">Postura tipica.</text:p>
        </text:list-item>
        <text:list-item>
          <text:p text:style-name="P6">Espressione genica differenziale.</text:p>
        </text:list-item>
      </text:list>
      <text:p text:style-name="P5"/>
      <text:p text:style-name="P4">Omeostasi: <text:span text:style-name="T2">Capacità di un organismo di mantenere un equilibrio stabile in caso di perturbazioni esterne o interne.</text:span></text:p>
      <text:p text:style-name="P4">Allostasi: <text:span text:style-name="T2">Tendenza di un organismoa trovare un nuovo punto di equilibrio a fronte di stress esterni o interni.</text:span></text:p>
      <text:p text:style-name="P4"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6T08:32:38.713617095</meta:creation-date>
    <dc:date>2023-10-06T09:55:06.390258635</dc:date>
    <meta:editing-duration>PT1H22M32S</meta:editing-duration>
    <meta:editing-cycles>2</meta:editing-cycles>
    <meta:generator>LibreOffice/7.5.7.1$Linux_X86_64 LibreOffice_project/50$Build-1</meta:generator>
    <meta:document-statistic meta:table-count="0" meta:image-count="0" meta:object-count="0" meta:page-count="1" meta:paragraph-count="21" meta:word-count="197" meta:character-count="1287" meta:non-whitespace-character-count="1118"/>
  </office:meta>
</office:document-meta>
</file>